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ff6600" draw:opacity="25%"/>
      <style:paragraph-properties fo:text-align="center"/>
      <style:text-properties fo:font-size="12pt"/>
    </style:style>
    <style:style style:name="P7" style:family="paragraph">
      <loext:graphic-properties draw:fill-color="#801900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-color="#801900"/>
      <style:paragraph-properties fo:text-align="center"/>
      <style:text-properties fo:font-size="12pt"/>
    </style:style>
    <style:style style:name="P10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3" draw:text-style-name="P5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4" draw:text-style-name="P6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2" draw:name="Shape 6" draw:style-name="gr1" draw:text-style-name="P3" svg:width="0.1335in" svg:height="0.1335in" svg:x="0.373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9" draw:text-style-name="P9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0" draw:text-style-name="P10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" draw:style-name="gr2" draw:text-style-name="P4" svg:width="0.1335in" svg:height="0.1335in" svg:x="0.4307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6" draw:text-style-name="P7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8" draw:text-style-name="P8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7" draw:text-style-name="P5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1" draw:text-style-name="P3" svg:width="0.1335in" svg:height="0.1335in" svg:x="0.400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5" draw:text-style-name="P7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4" draw:text-style-name="P6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3" draw:text-style-name="P5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19:41:39.322625994</dc:date>
    <meta:editing-duration>PT1H33M5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